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font-name-asian="Courier New" style:font-name-complex="Courier New"/>
    </style:style>
    <style:style style:name="T7" style:family="text">
      <style:text-properties fo:color="#0000c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557f5f"/>
    </style:style>
    <style:style style:name="T11" style:family="text">
      <style:text-properties fo:color="#00ae00"/>
    </style:style>
    <style:style style:name="T12" style:family="text">
      <style:text-properties fo:color="#00ae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czytanie przykładowych danych (komentarze):</text:p>
      <text:p text:style-name="P1"/>
      <text:p text:style-name="P1">1. Uaktualniamy plik <text:span text:style-name="T8">BlogFixtures.php </text:span><text:span text:style-name="T9">i dodajemy następujące wpisy:</text:span></text:p>
      <text:p text:style-name="P1"/>
      <text:p text:style-name="P3">&lt;?php</text:p>
      <text:p text:style-name="P10">// src/Blogger/BlogBundle/DataFixtures/ORM/BlogFixtures.php</text:p>
      <text:p text:style-name="P8"/>
      <text:p text:style-name="P6">namespace Blogger\BlogBundle\DataFixtures\ORM;</text:p>
      <text:p text:style-name="P6"><text:s/></text:p>
      <text:p text:style-name="P8"><text:span text:style-name="T2">use </text:span><text:span text:style-name="T4">Doctrine\Common\Persistence\ObjectManager;</text:span></text:p>
      <text:p text:style-name="P8"><text:span text:style-name="T2">use </text:span><text:span text:style-name="T4">Doctrine\Common\DataFixtures\AbstractFixture;</text:span></text:p>
      <text:p text:style-name="P8"><text:span text:style-name="T2">use </text:span><text:span text:style-name="T4">Doctrine\Common\DataFixtures\OrderedFixtureInterface;</text:span></text:p>
      <text:p text:style-name="P8"><text:span text:style-name="T2">use </text:span><text:span text:style-name="T4">Blogger\BlogBundle\Entity\Blog;</text:span></text:p>
      <text:p text:style-name="P6"><text:s/></text:p>
      <text:p text:style-name="P8"><text:span text:style-name="T2">class </text:span><text:span text:style-name="T4">BlogFixtures </text:span><text:span text:style-name="T2">extends </text:span><text:span text:style-name="T4">AbstractFixture </text:span><text:span text:style-name="T2">implements </text:span><text:span text:style-name="T4">OrderedFixtureInterface</text:span></text:p>
      <text:p text:style-name="P6">{</text:p>
      <text:p text:style-name="P8"><text:span text:style-name="T4"><text:s text:c="2"/></text:span><text:span text:style-name="T2">public function </text:span><text:span text:style-name="T4">load(ObjectManager $manager)</text:span></text:p>
      <text:p text:style-name="P6"><text:s text:c="2"/>{</text:p>
      <text:p text:style-name="P8"/>
      <text:p text:style-name="P11"><text:span text:style-name="T4">...</text:span></text:p>
      <text:p text:style-name="P11"/>
      <text:p text:style-name="P11"><text:s/></text:p>
      <text:p text:style-name="P11"><text:s text:c="4"/>$manager-&gt;flush();</text:p>
      <text:p text:style-name="P11"><text:s text:c="4"/></text:p>
      <text:p text:style-name="P13"><text:s text:c="4"/>$this-&gt;addReference('blog-1', $blog1);</text:p>
      <text:p text:style-name="P13"><text:s text:c="4"/>$this-&gt;addReference('blog-2', $blog2);</text:p>
      <text:p text:style-name="P13"><text:s text:c="4"/>$this-&gt;addReference('blog-3', $blog3);</text:p>
      <text:p text:style-name="P13"><text:s text:c="4"/>$this-&gt;addReference('blog-4', $blog4);</text:p>
      <text:p text:style-name="P13"><text:s text:c="4"/>$this-&gt;addReference('blog-5', $blog5);</text:p>
      <text:p text:style-name="P6"><text:s/></text:p>
      <text:p text:style-name="P6"><text:s text:c="2"/>}</text:p>
      <text:p text:style-name="P8"><text:span text:style-name="T4"><text:s text:c="2"/></text:span><text:span text:style-name="T2">public function </text:span><text:span text:style-name="T4">getOrder()</text:span></text:p>
      <text:p text:style-name="P6"><text:s text:c="2"/>{</text:p>
      <text:p text:style-name="P8"><text:span text:style-name="T4"><text:s text:c="4"/></text:span><text:span text:style-name="T2">return </text:span><text:span text:style-name="T4">1; </text:span><text:span text:style-name="T10">// the order in which fixtures will be loaded</text:span></text:p>
      <text:p text:style-name="P6"><text:s text:c="2"/>}</text:p>
      <text:p text:style-name="P6"><text:s text:c="2"/></text:p>
      <text:p text:style-name="P9"><text:span text:style-name="T6">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2. Tworzymy nową klase <text:span text:style-name="T8">CommentFixtures.php</text:span> do ładoania danych:</text:p>
      <text:p text:style-name="P4"/>
      <text:p text:style-name="P7">&lt;?php</text:p>
      <text:p text:style-name="P10">// src/Blogger/BlogBundle/DataFixtures/ORM/CommentFixtures.php</text:p>
      <text:p text:style-name="P8"/>
      <text:p text:style-name="P6">namespace Blogger\BlogBundle\DataFixtures\ORM;</text:p>
      <text:p text:style-name="P6"><text:s/></text:p>
      <text:p text:style-name="P8"><text:span text:style-name="T2">use </text:span><text:span text:style-name="T4">Doctrine\Common\Persistence\ObjectManager;</text:span></text:p>
      <text:p text:style-name="P8"><text:span text:style-name="T2">use </text:span><text:span text:style-name="T4">Doctrine\Common\DataFixtures\AbstractFixture;</text:span></text:p>
      <text:p text:style-name="P8"><text:span text:style-name="T2">use </text:span><text:span text:style-name="T4">Doctrine\Common\DataFixtures\OrderedFixtureInterface;</text:span></text:p>
      <text:p text:style-name="P8"><text:span text:style-name="T2">use </text:span><text:span text:style-name="T4">Blogger\BlogBundle\Entity\Comment;</text:span></text:p>
      <text:p text:style-name="P13"><text:span text:style-name="T8">use </text:span>Blogger\BlogBundle\Entity\Blog;</text:p>
      <text:p text:style-name="P6"><text:s/></text:p>
      <text:p text:style-name="P8"><text:span text:style-name="T2">class </text:span><text:span text:style-name="T4">CommentFixtures </text:span><text:span text:style-name="T2">extends </text:span><text:span text:style-name="T4">AbstractFixture </text:span><text:span text:style-name="T2">implements </text:span><text:span text:style-name="T4">OrderedFixtureInterface</text:span></text:p>
      <text:p text:style-name="P6">{</text:p>
      <text:p text:style-name="P8"><text:span text:style-name="T4"><text:s text:c="2"/></text:span><text:span text:style-name="T2">public function </text:span><text:span text:style-name="T4">load(ObjectManager $manager)</text:span></text:p>
      <text:p text:style-name="P6"><text:s text:c="2"/>{</text:p>
      <text:p text:style-name="P8"/>
      <text:p text:style-name="P8"><text:span text:style-name="T4"><text:s text:c="8"/>$comment = </text:span><text:span text:style-name="T2">new </text:span><text:span text:style-name="T4">Comment();</text:span></text:p>
      <text:p text:style-name="P8"><text:span text:style-name="T4"><text:s text:c="8"/>$comment-&gt;setUser(</text:span><text:span text:style-name="T7">'symfony'</text:span><text:span text:style-name="T4">);</text:span></text:p>
      <text:p text:style-name="P8"><text:span text:style-name="T4"><text:s text:c="8"/>$comment-&gt;setComment(</text:span><text:span text:style-name="T7">'To make a long story short. You can\'t go wrong by choosing Symfony! And no one has ever been fired for using Symfony.'</text:span><text:span text:style-name="T4">);</text:span></text:p>
      <text:p text:style-name="P8"><text:span text:style-name="T4"><text:s text:c="8"/>$comment-&gt;setBlog($manager-&gt;merge($this-&gt;getReference(</text:span><text:span text:style-name="T7">'blog-1'</text:span><text:span text:style-name="T4">)));</text:span></text:p>
      <text:p text:style-name="P8"><text:span text:style-name="T4"><text:s text:c="8"/></text:span><text:span text:style-name="T11">$comment-&gt;setApproved(</text:span><text:span text:style-name="T12">true</text:span><text:span text:style-name="T11">); &lt;- zdefiniowaliśmy jako wymagane</text:span></text:p>
      <text:p text:style-name="P8"><text:span text:style-name="T4"><text:s text:c="8"/>$comment-&gt;setCreated(</text:span><text:span text:style-name="T2">new </text:span><text:span text:style-name="T4">\DateTime());</text:span></text:p>
      <text:p text:style-name="P6"><text:s text:c="8"/>$comment-&gt;setUpdated($comment-&gt;getCreated());</text:p>
      <text:p text:style-name="P6"><text:s text:c="8"/>$manager-&gt;persist($comment);</text:p>
      <text:p text:style-name="P8"/>
      <text:p text:style-name="P8"><text:span text:style-name="T4"><text:s text:c="8"/>$comment = </text:span><text:span text:style-name="T2">new </text:span><text:span text:style-name="T4">Comment();</text:span></text:p>
      <text:p text:style-name="P8"><text:span text:style-name="T4"><text:s text:c="8"/>$comment-&gt;setUser(</text:span><text:span text:style-name="T7">'David'</text:span><text:span text:style-name="T4">);</text:span></text:p>
      <text:p text:style-name="P8"><text:span text:style-name="T4"><text:s text:c="8"/>$comment-&gt;setComment(</text:span><text:span text:style-name="T7">'To make a long story short. Choosing a framework must not be taken lightly; it is a long-term commitment. Make sure that you make the right selection!'</text:span><text:span text:style-name="T4">);</text:span></text:p>
      <text:p text:style-name="P8"><text:span text:style-name="T4"><text:s text:c="8"/>$comment-&gt;setBlog($manager-&gt;merge($this-&gt;getReference(</text:span><text:span text:style-name="T7">'blog-1'</text:span><text:span text:style-name="T4">)));</text:span></text:p>
      <text:p text:style-name="P8"><text:span text:style-name="T4"><text:s text:c="8"/>$comment-&gt;setApproved(</text:span><text:span text:style-name="T2">true</text:span><text:span text:style-name="T4">);</text:span></text:p>
      <text:p text:style-name="P8"><text:span text:style-name="T4"><text:s text:c="8"/>$comment-&gt;setCreated(</text:span><text:span text:style-name="T2">new </text:span><text:span text:style-name="T4">\DateTime());</text:span></text:p>
      <text:p text:style-name="P6"><text:s text:c="8"/>$comment-&gt;setUpdated($comment-&gt;getCreated());</text:p>
      <text:p text:style-name="P6"><text:s text:c="8"/>$manager-&gt;persist($comment);</text:p>
      <text:p text:style-name="P8"/>
      <text:p text:style-name="P8"><text:span text:style-name="T4"><text:s text:c="8"/>$comment = </text:span><text:span text:style-name="T2">new </text:span><text:span text:style-name="T4">Comment();</text:span></text:p>
      <text:p text:style-name="P8"><text:span text:style-name="T4"><text:s text:c="8"/>$comment-&gt;setUser(</text:span><text:span text:style-name="T7">'Dade'</text:span><text:span text:style-name="T4">);</text:span></text:p>
      <text:p text:style-name="P8"><text:span text:style-name="T4"><text:s text:c="8"/>$comment-&gt;setComment(</text:span><text:span text:style-name="T7">'Anything else, mom? You want me to mow the lawn? Oops! I forgot, New York, No grass.'</text:span><text:span text:style-name="T4">);</text:span></text:p>
      <text:p text:style-name="P8"><text:span text:style-name="T4"><text:s text:c="8"/>$comment-&gt;setBlog($manager-&gt;merge($this-&gt;getReference(</text:span><text:span text:style-name="T7">'blog-2'</text:span><text:span text:style-name="T4">)));</text:span></text:p>
      <text:p text:style-name="P8"><text:span text:style-name="T4"><text:s text:c="8"/>$comment-&gt;setApproved(</text:span><text:span text:style-name="T2">true</text:span><text:span text:style-name="T4">);</text:span></text:p>
      <text:p text:style-name="P8"><text:span text:style-name="T4"><text:s text:c="8"/>$comment-&gt;setCreated(</text:span><text:span text:style-name="T2">new </text:span><text:span text:style-name="T4">\DateTime());</text:span></text:p>
      <text:p text:style-name="P6"><text:s text:c="8"/>$comment-&gt;setUpdated($comment-&gt;getCreated());</text:p>
      <text:p text:style-name="P6"><text:s text:c="8"/>$manager-&gt;persist($comment);</text:p>
      <text:p text:style-name="P8"/>
      <text:p text:style-name="P8"><text:span text:style-name="T4"><text:s text:c="8"/>$comment = </text:span><text:span text:style-name="T2">new </text:span><text:span text:style-name="T4">Comment();</text:span></text:p>
      <text:p text:style-name="P8"><text:span text:style-name="T4"><text:s text:c="8"/>$comment-&gt;setUser(</text:span><text:span text:style-name="T7">'Kate'</text:span><text:span text:style-name="T4">);</text:span></text:p>
      <text:p text:style-name="P8"><text:span text:style-name="T4"><text:s text:c="8"/>$comment-&gt;setComment(</text:span><text:span text:style-name="T7">'Are you challenging me? '</text:span><text:span text:style-name="T4">);</text:span></text:p>
      <text:p text:style-name="P8"><text:span text:style-name="T4"><text:s text:c="8"/>$comment-&gt;setBlog($manager-&gt;merge($this-&gt;getReference(</text:span><text:span text:style-name="T7">'blog-2'</text:span><text:span text:style-name="T4">)));</text:span></text:p>
      <text:p text:style-name="P8"><text:span text:style-name="T4"><text:s text:c="8"/>$comment-&gt;setApproved(</text:span><text:span text:style-name="T2">true</text:span><text:span text:style-name="T4">);</text:span></text:p>
      <text:p text:style-name="P8"><text:span text:style-name="T4"><text:s text:c="8"/>$comment-&gt;setCreated(</text:span><text:span text:style-name="T2">new </text:span><text:span text:style-name="T4">\DateTime("2011-07-23 06:15:20</text:span><text:span text:style-name="T7">"));</text:span></text:p>
      <text:p text:style-name="P8"><text:span text:style-name="T7"><text:s text:c="8"/></text:span><text:span text:style-name="T4">$comment-&gt;setUpdated</text:span><text:span text:style-name="T7">(</text:span><text:span text:style-name="T4">$comment-&gt;getCreated</text:span><text:span text:style-name="T7">());</text:span></text:p>
      <text:p text:style-name="P8"><text:span text:style-name="T7"><text:s text:c="8"/></text:span><text:span text:style-name="T4">$manager-&gt;persist</text:span><text:span text:style-name="T7">(</text:span><text:span text:style-name="T4">$comment</text:span><text:span text:style-name="T7">);</text:span></text:p>
      <text:p text:style-name="P8"/>
      <text:p text:style-name="P8"><text:span text:style-name="T7"><text:s text:c="8"/></text:span><text:span text:style-name="T4">$comment</text:span><text:span text:style-name="T7"> = new Comment();</text:span></text:p>
      <text:p text:style-name="P8"><text:span text:style-name="T7"><text:s text:c="8"/></text:span><text:span text:style-name="T4">$comment-&gt;setUser</text:span><text:span text:style-name="T7">('Dade');</text:span></text:p>
      <text:p text:style-name="P8"><text:span text:style-name="T7"><text:s text:c="8"/></text:span><text:span text:style-name="T4">$comment-&gt;setComment</text:span><text:span text:style-name="T7">('Name your stakes.');</text:span></text:p>
      <text:p text:style-name="P8"><text:span text:style-name="T7"><text:s text:c="8"/></text:span><text:span text:style-name="T4">$comment-&gt;setBlog</text:span><text:span text:style-name="T7">(</text:span><text:span text:style-name="T4">$manager-&gt;merge</text:span><text:span text:style-name="T7">(</text:span><text:span text:style-name="T4">$this-&gt;getReference</text:span><text:span text:style-name="T7">('blog-2')));</text:span></text:p>
      <text:p text:style-name="P8"><text:span text:style-name="T7"><text:s text:c="8"/></text:span><text:span text:style-name="T4">$comment-&gt;setApproved</text:span><text:span text:style-name="T7">(true);</text:span></text:p>
      <text:p text:style-name="P8"><text:span text:style-name="T7"><text:s text:c="8"/></text:span><text:span text:style-name="T4">$comment-&gt;setCreated</text:span><text:span text:style-name="T7">(new \DateTime("</text:span><text:span text:style-name="T4">2011-07-23 06:18:35</text:span><text:span text:style-name="T7">"));</text:span></text:p>
      <text:p text:style-name="P8"><text:soft-page-break/><text:span text:style-name="T7"><text:s text:c="8"/></text:span><text:span text:style-name="T4">$comment-&gt;setUpdated</text:span><text:span text:style-name="T7">(</text:span><text:span text:style-name="T4">$comment-&gt;getCreated</text:span><text:span text:style-name="T7">());</text:span></text:p>
      <text:p text:style-name="P8"><text:span text:style-name="T7"><text:s text:c="8"/></text:span><text:span text:style-name="T4">$manager-&gt;persist</text:span><text:span text:style-name="T7">(</text:span><text:span text:style-name="T4">$comment</text:span><text:span text:style-name="T7">);</text:span></text:p>
      <text:p text:style-name="P8"/>
      <text:p text:style-name="P8"><text:span text:style-name="T7"><text:s text:c="8"/></text:span><text:span text:style-name="T4">$comment</text:span><text:span text:style-name="T7"> = new Comment();</text:span></text:p>
      <text:p text:style-name="P8"><text:span text:style-name="T7"><text:s text:c="8"/></text:span><text:span text:style-name="T4">$comment-&gt;setUser</text:span><text:span text:style-name="T7">('Kate');</text:span></text:p>
      <text:p text:style-name="P8"><text:span text:style-name="T7"><text:s text:c="8"/></text:span><text:span text:style-name="T4">$comment-&gt;setComment</text:span><text:span text:style-name="T7">('If I win, you become my slave.');</text:span></text:p>
      <text:p text:style-name="P8"><text:span text:style-name="T7"><text:s text:c="8"/></text:span><text:span text:style-name="T4">$comment-&gt;setBlog</text:span><text:span text:style-name="T7">(</text:span><text:span text:style-name="T4">$manager-&gt;merge</text:span><text:span text:style-name="T7">(</text:span><text:span text:style-name="T4">$this-&gt;getReference</text:span><text:span text:style-name="T7">('blog-2')));</text:span></text:p>
      <text:p text:style-name="P8"><text:span text:style-name="T7"><text:s text:c="8"/></text:span><text:span text:style-name="T4">$comment-&gt;setApproved</text:span><text:span text:style-name="T7">(true);</text:span></text:p>
      <text:p text:style-name="P8"><text:span text:style-name="T7"><text:s text:c="8"/></text:span><text:span text:style-name="T4">$comment-&gt;setCreated</text:span><text:span text:style-name="T7">(new \DateTime("</text:span><text:span text:style-name="T4">2011-07-23 06:22:53</text:span><text:span text:style-name="T7">"));</text:span></text:p>
      <text:p text:style-name="P8"><text:span text:style-name="T7"><text:s text:c="8"/></text:span><text:span text:style-name="T4">$comment-&gt;setUpdated</text:span><text:span text:style-name="T7">(</text:span><text:span text:style-name="T4">$comment-&gt;getCreated</text:span><text:span text:style-name="T7">());</text:span></text:p>
      <text:p text:style-name="P8"><text:span text:style-name="T7"><text:s text:c="8"/></text:span><text:span text:style-name="T4">$manager-&gt;persist</text:span><text:span text:style-name="T7">(</text:span><text:span text:style-name="T4">$comment</text:span><text:span text:style-name="T7">);</text:span></text:p>
      <text:p text:style-name="P8"/>
      <text:p text:style-name="P8"><text:span text:style-name="T7"><text:s text:c="8"/></text:span><text:span text:style-name="T4">$comment</text:span><text:span text:style-name="T7"> = new Comment();</text:span></text:p>
      <text:p text:style-name="P8"><text:span text:style-name="T7"><text:s text:c="8"/></text:span><text:span text:style-name="T4">$comment-&gt;setUser</text:span><text:span text:style-name="T7">('Dade');</text:span></text:p>
      <text:p text:style-name="P8"><text:span text:style-name="T7"><text:s text:c="8"/></text:span><text:span text:style-name="T4">$comment-&gt;setComment</text:span><text:span text:style-name="T7">('Your SLAVE?');</text:span></text:p>
      <text:p text:style-name="P8"><text:span text:style-name="T7"><text:s text:c="8"/></text:span><text:span text:style-name="T4">$comment-&gt;setBlog</text:span><text:span text:style-name="T7">(</text:span><text:span text:style-name="T4">$manager-&gt;merge</text:span><text:span text:style-name="T7">(</text:span><text:span text:style-name="T4">$this-&gt;getReference</text:span><text:span text:style-name="T7">('blog-2')));</text:span></text:p>
      <text:p text:style-name="P8"><text:span text:style-name="T7"><text:s text:c="8"/></text:span><text:span text:style-name="T4">$comment-&gt;setApproved</text:span><text:span text:style-name="T7">(true);</text:span></text:p>
      <text:p text:style-name="P8"><text:span text:style-name="T7"><text:s text:c="8"/></text:span><text:span text:style-name="T4">$comment-&gt;setCreated</text:span><text:span text:style-name="T7">(new \DateTime("</text:span><text:span text:style-name="T4">2011-07-23 06:25:15</text:span><text:span text:style-name="T7">"));</text:span></text:p>
      <text:p text:style-name="P8"><text:span text:style-name="T7"><text:s text:c="8"/></text:span><text:span text:style-name="T4">$comment-&gt;setUpdated</text:span><text:span text:style-name="T7">(</text:span><text:span text:style-name="T4">$comment-&gt;getCreated</text:span><text:span text:style-name="T7">());</text:span></text:p>
      <text:p text:style-name="P8"><text:span text:style-name="T7"><text:s text:c="8"/></text:span><text:span text:style-name="T4">$manager-&gt;persist</text:span><text:span text:style-name="T7">(</text:span><text:span text:style-name="T4">$comment</text:span><text:span text:style-name="T7">);</text:span></text:p>
      <text:p text:style-name="P8"/>
      <text:p text:style-name="P8"><text:span text:style-name="T7"><text:s text:c="8"/></text:span><text:span text:style-name="T4">$comment</text:span><text:span text:style-name="T7"> = new Comment();</text:span></text:p>
      <text:p text:style-name="P8"><text:span text:style-name="T7"><text:s text:c="8"/></text:span><text:span text:style-name="T4">$comment-&gt;setUser</text:span><text:span text:style-name="T7">('Kate');</text:span></text:p>
      <text:p text:style-name="P8"><text:span text:style-name="T7"><text:s text:c="8"/></text:span><text:span text:style-name="T4">$comment-&gt;setComment</text:span><text:span text:style-name="T7">('You wish! You\'ll do shitwork, scan, crack copyrights...');</text:span></text:p>
      <text:p text:style-name="P8"><text:span text:style-name="T7"><text:s text:c="8"/></text:span><text:span text:style-name="T4">$comment-&gt;setBlog</text:span><text:span text:style-name="T7">(</text:span><text:span text:style-name="T4">$manager-&gt;merge</text:span><text:span text:style-name="T7">(</text:span><text:span text:style-name="T4">$this-&gt;getReference</text:span><text:span text:style-name="T7">('blog-2')));</text:span></text:p>
      <text:p text:style-name="P8"><text:span text:style-name="T7"><text:s text:c="8"/></text:span><text:span text:style-name="T4">$comment-&gt;setApproved</text:span><text:span text:style-name="T7">(true);</text:span></text:p>
      <text:p text:style-name="P8"><text:span text:style-name="T7"><text:s text:c="8"/></text:span><text:span text:style-name="T4">$comment-&gt;setCreated</text:span><text:span text:style-name="T7">(new \DateTime("</text:span><text:span text:style-name="T4">2011-07-23 06:46:08</text:span><text:span text:style-name="T7">"));</text:span></text:p>
      <text:p text:style-name="P8"><text:span text:style-name="T7"><text:s text:c="8"/></text:span><text:span text:style-name="T4">$comment-&gt;setUpdated</text:span><text:span text:style-name="T7">(</text:span><text:span text:style-name="T4">$comment-&gt;getCreated</text:span><text:span text:style-name="T7">());</text:span></text:p>
      <text:p text:style-name="P8"><text:span text:style-name="T7"><text:s text:c="8"/></text:span><text:span text:style-name="T4">$manager-&gt;persist</text:span><text:span text:style-name="T7">(</text:span><text:span text:style-name="T4">$comment</text:span><text:span text:style-name="T7">);</text:span></text:p>
      <text:p text:style-name="P8"/>
      <text:p text:style-name="P8"><text:span text:style-name="T7"><text:s text:c="8"/></text:span><text:span text:style-name="T4">$comment</text:span><text:span text:style-name="T7"> = new Comment();</text:span></text:p>
      <text:p text:style-name="P8"><text:span text:style-name="T7"><text:s text:c="8"/></text:span><text:span text:style-name="T4">$comment-&gt;setUser</text:span><text:span text:style-name="T7">('Dade');</text:span></text:p>
      <text:p text:style-name="P8"><text:span text:style-name="T7"><text:s text:c="8"/></text:span><text:span text:style-name="T4">$comment-&gt;setComment</text:span><text:span text:style-name="T7">('And if I win?');</text:span></text:p>
      <text:p text:style-name="P8"><text:span text:style-name="T7"><text:s text:c="8"/></text:span><text:span text:style-name="T4">$comment-&gt;setBlog</text:span><text:span text:style-name="T7">(</text:span><text:span text:style-name="T4">$manager-&gt;merge</text:span><text:span text:style-name="T7">(</text:span><text:span text:style-name="T4">$this-&gt;getReference</text:span><text:span text:style-name="T7">('blog-2')));</text:span></text:p>
      <text:p text:style-name="P8"><text:span text:style-name="T7"><text:s text:c="8"/></text:span><text:span text:style-name="T4">$comment-&gt;setApproved</text:span><text:span text:style-name="T7">(true);</text:span></text:p>
      <text:p text:style-name="P8"><text:span text:style-name="T7"><text:s text:c="8"/></text:span><text:span text:style-name="T4">$comment-&gt;setCreated</text:span><text:span text:style-name="T7">(new \DateTime("</text:span><text:span text:style-name="T4">2011-07-23 10:22:46</text:span><text:span text:style-name="T7">"));</text:span></text:p>
      <text:p text:style-name="P8"><text:span text:style-name="T7"><text:s text:c="8"/></text:span><text:span text:style-name="T4">$comment-&gt;setUpdated</text:span><text:span text:style-name="T7">(</text:span><text:span text:style-name="T4">$comment-&gt;getCreated</text:span><text:span text:style-name="T7">());</text:span></text:p>
      <text:p text:style-name="P8"><text:span text:style-name="T7"><text:s text:c="8"/></text:span><text:span text:style-name="T4">$manager-&gt;persist</text:span><text:span text:style-name="T7">(</text:span><text:span text:style-name="T4">$comment</text:span><text:span text:style-name="T7">);</text:span></text:p>
      <text:p text:style-name="P8"/>
      <text:p text:style-name="P8"><text:span text:style-name="T7"><text:s text:c="8"/></text:span><text:span text:style-name="T4">$comment</text:span><text:span text:style-name="T7"> = new Comment();</text:span></text:p>
      <text:p text:style-name="P8"><text:span text:style-name="T7"><text:s text:c="8"/></text:span><text:span text:style-name="T4">$comment-&gt;setUser</text:span><text:span text:style-name="T7">('Kate');</text:span></text:p>
      <text:p text:style-name="P8"><text:span text:style-name="T7"><text:s text:c="8"/></text:span><text:span text:style-name="T4">$comment-&gt;setComment</text:span><text:span text:style-name="T7">('Make it my first-born!');</text:span></text:p>
      <text:p text:style-name="P8"><text:span text:style-name="T7"><text:s text:c="8"/></text:span><text:span text:style-name="T4">$comment-&gt;setBlog</text:span><text:span text:style-name="T7">(</text:span><text:span text:style-name="T4">$manager-&gt;merge</text:span><text:span text:style-name="T7">(</text:span><text:span text:style-name="T4">$this-&gt;getReference</text:span><text:span text:style-name="T7">('blog-2')));</text:span></text:p>
      <text:p text:style-name="P8"><text:span text:style-name="T7"><text:s text:c="8"/></text:span><text:span text:style-name="T4">$comment-&gt;setApproved</text:span><text:span text:style-name="T7">(true);</text:span></text:p>
      <text:p text:style-name="P8"><text:span text:style-name="T7"><text:s text:c="8"/></text:span><text:span text:style-name="T4">$comment-&gt;setCreated</text:span><text:span text:style-name="T7">(new \DateTime("</text:span><text:span text:style-name="T4">2011-07-23 11:08:08</text:span><text:span text:style-name="T7">"));</text:span></text:p>
      <text:p text:style-name="P8"><text:span text:style-name="T7"><text:s text:c="8"/></text:span><text:span text:style-name="T4">$comment-&gt;setUpdated</text:span><text:span text:style-name="T7">(</text:span><text:span text:style-name="T4">$comment-&gt;getCreated</text:span><text:span text:style-name="T7">());</text:span></text:p>
      <text:p text:style-name="P8"><text:span text:style-name="T7"><text:s text:c="8"/></text:span><text:span text:style-name="T4">$manager-&gt;persist</text:span><text:span text:style-name="T7">(</text:span><text:span text:style-name="T4">$comment</text:span><text:span text:style-name="T7">);</text:span></text:p>
      <text:p text:style-name="P8"/>
      <text:p text:style-name="P8"><text:span text:style-name="T7"><text:s text:c="8"/></text:span><text:span text:style-name="T4">$comment</text:span><text:span text:style-name="T7"> = new Comment();</text:span></text:p>
      <text:p text:style-name="P8"><text:span text:style-name="T7"><text:s text:c="8"/></text:span><text:span text:style-name="T4">$comment-&gt;setUser</text:span><text:span text:style-name="T7">('Dade');</text:span></text:p>
      <text:p text:style-name="P8"><text:span text:style-name="T7"><text:s text:c="8"/></text:span><text:span text:style-name="T4">$comment-&gt;setComment</text:span><text:span text:style-name="T7">('Make it our first-date!');</text:span></text:p>
      <text:p text:style-name="P8"><text:span text:style-name="T7"><text:s text:c="8"/></text:span><text:span text:style-name="T4">$comment-&gt;setBlog</text:span><text:span text:style-name="T7">(</text:span><text:span text:style-name="T4">$manager-&gt;merge</text:span><text:span text:style-name="T7">(</text:span><text:span text:style-name="T4">$this-&gt;getReference</text:span><text:span text:style-name="T7">('blog-2')));</text:span></text:p>
      <text:p text:style-name="P8"><text:span text:style-name="T7"><text:s text:c="8"/></text:span><text:span text:style-name="T4">$comment-&gt;setApproved</text:span><text:span text:style-name="T7">(true);</text:span></text:p>
      <text:p text:style-name="P8"><text:span text:style-name="T7"><text:s text:c="8"/></text:span><text:span text:style-name="T4">$comment-&gt;setCreated</text:span><text:span text:style-name="T7">(new \DateTime("</text:span><text:span text:style-name="T4">2011-07-24 18:56:01</text:span><text:span text:style-name="T7">"));</text:span></text:p>
      <text:p text:style-name="P8"><text:span text:style-name="T7"><text:s text:c="8"/></text:span><text:span text:style-name="T4">$comment-&gt;setUpdated</text:span><text:span text:style-name="T7">(</text:span><text:span text:style-name="T4">$comment-&gt;getCreated</text:span><text:span text:style-name="T7">());</text:span></text:p>
      <text:p text:style-name="P8"><text:span text:style-name="T7"><text:s text:c="8"/></text:span><text:span text:style-name="T4">$manager-&gt;persist</text:span><text:span text:style-name="T7">(</text:span><text:span text:style-name="T4">$comment</text:span><text:span text:style-name="T7">);</text:span></text:p>
      <text:p text:style-name="P8"/>
      <text:p text:style-name="P8"><text:span text:style-name="T7"><text:s text:c="8"/></text:span><text:span text:style-name="T4">$comment</text:span><text:span text:style-name="T7"> = new Comment();</text:span></text:p>
      <text:p text:style-name="P8"><text:span text:style-name="T7"><text:s text:c="8"/></text:span><text:span text:style-name="T4">$comment-&gt;setUser</text:span><text:span text:style-name="T7">('Kate');</text:span></text:p>
      <text:p text:style-name="P8"><text:span text:style-name="T7"><text:s text:c="8"/></text:span><text:span text:style-name="T4">$comment-&gt;setComment</text:span><text:span text:style-name="T7">('I don\'t DO dates. But I don\'t lose either, so you\'re on!');</text:span></text:p>
      <text:p text:style-name="P8"><text:span text:style-name="T7"><text:s text:c="8"/></text:span><text:span text:style-name="T4">$comment-&gt;setBlog</text:span><text:span text:style-name="T7">(</text:span><text:span text:style-name="T4">$manager-&gt;merge</text:span><text:span text:style-name="T7">(</text:span><text:span text:style-name="T4">$this-&gt;getReference</text:span><text:span text:style-name="T7">('blog-2')));</text:span></text:p>
      <text:p text:style-name="P8"><text:span text:style-name="T7"><text:s text:c="8"/></text:span><text:span text:style-name="T4">$comment-&gt;setApproved</text:span><text:span text:style-name="T7">(true);</text:span></text:p>
      <text:p text:style-name="P8"><text:soft-page-break/><text:span text:style-name="T7"><text:s text:c="8"/></text:span><text:span text:style-name="T4">$comment-&gt;setCreated</text:span><text:span text:style-name="T7">(new \DateTime("</text:span><text:span text:style-name="T4">2011-07-25 22:28:42</text:span><text:span text:style-name="T7">"));</text:span></text:p>
      <text:p text:style-name="P8"><text:span text:style-name="T7"><text:s text:c="8"/></text:span><text:span text:style-name="T4">$comment-&gt;setUpdated</text:span><text:span text:style-name="T7">(</text:span><text:span text:style-name="T4">$comment-&gt;getCreated</text:span><text:span text:style-name="T7">());</text:span></text:p>
      <text:p text:style-name="P8"><text:span text:style-name="T7"><text:s text:c="8"/></text:span><text:span text:style-name="T4">$manager-&gt;persist</text:span><text:span text:style-name="T7">(</text:span><text:span text:style-name="T4">$comment</text:span><text:span text:style-name="T7">);</text:span></text:p>
      <text:p text:style-name="P8"/>
      <text:p text:style-name="P8"><text:span text:style-name="T7"><text:s text:c="8"/></text:span><text:span text:style-name="T4">$comment</text:span><text:span text:style-name="T7"> = new Comment();</text:span></text:p>
      <text:p text:style-name="P8"><text:span text:style-name="T7"><text:s text:c="8"/></text:span><text:span text:style-name="T4">$comment-&gt;setUser</text:span><text:span text:style-name="T7">('Stanley');</text:span></text:p>
      <text:p text:style-name="P8"><text:span text:style-name="T7"><text:s text:c="8"/></text:span><text:span text:style-name="T4">$comment-&gt;setComment</text:span><text:span text:style-name="T7">('It\'s not gonna end like this.');</text:span></text:p>
      <text:p text:style-name="P8"><text:span text:style-name="T7"><text:s text:c="8"/></text:span><text:span text:style-name="T4">$comment-&gt;setBlog</text:span><text:span text:style-name="T7">(</text:span><text:span text:style-name="T4">$manager-&gt;merge</text:span><text:span text:style-name="T7">(</text:span><text:span text:style-name="T4">$this-&gt;getReference</text:span><text:span text:style-name="T7">('blog-3')));</text:span></text:p>
      <text:p text:style-name="P8"><text:span text:style-name="T7"><text:s text:c="8"/></text:span><text:span text:style-name="T4">$comment-&gt;setApproved</text:span><text:span text:style-name="T7">(true);</text:span></text:p>
      <text:p text:style-name="P8"><text:span text:style-name="T7"><text:s text:c="8"/></text:span><text:span text:style-name="T4">$comment-&gt;setCreated</text:span><text:span text:style-name="T7">(new \DateTime());</text:span></text:p>
      <text:p text:style-name="P8"><text:span text:style-name="T7"><text:s text:c="8"/></text:span><text:span text:style-name="T4">$comment-&gt;setUpdated</text:span><text:span text:style-name="T7">(</text:span><text:span text:style-name="T4">$comment-&gt;getCreated</text:span><text:span text:style-name="T7">());</text:span></text:p>
      <text:p text:style-name="P8"><text:span text:style-name="T7"><text:s text:c="8"/></text:span><text:span text:style-name="T4">$manager-&gt;persist</text:span><text:span text:style-name="T7">(</text:span><text:span text:style-name="T4">$comment</text:span><text:span text:style-name="T7">);</text:span></text:p>
      <text:p text:style-name="P8"/>
      <text:p text:style-name="P8"><text:span text:style-name="T7"><text:s text:c="8"/></text:span><text:span text:style-name="T4">$comment</text:span><text:span text:style-name="T7"> = new Comment();</text:span></text:p>
      <text:p text:style-name="P8"><text:span text:style-name="T7"><text:s text:c="8"/></text:span><text:span text:style-name="T4">$comment-&gt;setUser</text:span><text:span text:style-name="T7">('Gabriel');</text:span></text:p>
      <text:p text:style-name="P8"><text:span text:style-name="T7"><text:s text:c="8"/></text:span><text:span text:style-name="T4">$comment-&gt;setComment</text:span><text:span text:style-name="T7">('Oh, come on, Stan. Not everything ends the way you think it should. Besides, audiences love happy endings.');</text:span></text:p>
      <text:p text:style-name="P8"><text:span text:style-name="T7"><text:s text:c="8"/></text:span><text:span text:style-name="T4">$comment-&gt;setBlog</text:span><text:span text:style-name="T7">(</text:span><text:span text:style-name="T4">$manager-&gt;merge</text:span><text:span text:style-name="T7">(</text:span><text:span text:style-name="T4">$this-&gt;getReference</text:span><text:span text:style-name="T7">('blog-3')));</text:span></text:p>
      <text:p text:style-name="P8"><text:span text:style-name="T7"><text:s text:c="8"/></text:span><text:span text:style-name="T4">$comment-&gt;setApproved</text:span><text:span text:style-name="T7">(true);</text:span></text:p>
      <text:p text:style-name="P8"><text:span text:style-name="T7"><text:s text:c="8"/></text:span><text:span text:style-name="T4">$comment-&gt;setCreated</text:span><text:span text:style-name="T7">(new \DateTime());</text:span></text:p>
      <text:p text:style-name="P8"><text:span text:style-name="T7"><text:s text:c="8"/></text:span><text:span text:style-name="T4">$comment-&gt;setUpdated</text:span><text:span text:style-name="T7">(</text:span><text:span text:style-name="T4">$comment-&gt;getCreated</text:span><text:span text:style-name="T7">());</text:span></text:p>
      <text:p text:style-name="P8"><text:span text:style-name="T7"><text:s text:c="8"/></text:span><text:span text:style-name="T4">$manager-&gt;persist</text:span><text:span text:style-name="T7">(</text:span><text:span text:style-name="T4">$comment</text:span><text:span text:style-name="T7">);</text:span></text:p>
      <text:p text:style-name="P8"/>
      <text:p text:style-name="P8"><text:span text:style-name="T7"><text:s text:c="8"/></text:span><text:span text:style-name="T4">$comment</text:span><text:span text:style-name="T7"> = new Comment();</text:span></text:p>
      <text:p text:style-name="P8"><text:span text:style-name="T7"><text:s text:c="8"/></text:span><text:span text:style-name="T4">$comment-&gt;setUser</text:span><text:span text:style-name="T7">('Mile');</text:span></text:p>
      <text:p text:style-name="P8"><text:span text:style-name="T7"><text:s text:c="8"/></text:span><text:span text:style-name="T4">$comment-&gt;setComment</text:span><text:span text:style-name="T7">('Doesn\'t Bill Gates have something like that?');</text:span></text:p>
      <text:p text:style-name="P8"><text:span text:style-name="T7"><text:s text:c="8"/></text:span><text:span text:style-name="T4">$comment-&gt;setBlog</text:span><text:span text:style-name="T7">(</text:span><text:span text:style-name="T4">$manager-&gt;merge</text:span><text:span text:style-name="T7">(</text:span><text:span text:style-name="T4">$this-&gt;getReference</text:span><text:span text:style-name="T7">('blog-5')));</text:span></text:p>
      <text:p text:style-name="P8"><text:span text:style-name="T7"><text:s text:c="8"/></text:span><text:span text:style-name="T4">$comment-&gt;setApproved</text:span><text:span text:style-name="T7">(true);</text:span></text:p>
      <text:p text:style-name="P8"><text:span text:style-name="T7"><text:s text:c="8"/></text:span><text:span text:style-name="T4">$comment-&gt;setCreated</text:span><text:span text:style-name="T7">(new \DateTime());</text:span></text:p>
      <text:p text:style-name="P8"><text:span text:style-name="T7"><text:s text:c="8"/></text:span><text:span text:style-name="T4">$comment-&gt;setUpdated</text:span><text:span text:style-name="T7">(</text:span><text:span text:style-name="T4">$comment-&gt;getCreated</text:span><text:span text:style-name="T7">());</text:span></text:p>
      <text:p text:style-name="P8"><text:span text:style-name="T7"><text:s text:c="8"/></text:span><text:span text:style-name="T4">$manager-&gt;persist</text:span><text:span text:style-name="T7">(</text:span><text:span text:style-name="T4">$comment</text:span><text:span text:style-name="T7">);</text:span></text:p>
      <text:p text:style-name="P8"/>
      <text:p text:style-name="P8"><text:span text:style-name="T7"><text:s text:c="8"/></text:span><text:span text:style-name="T4">$comment</text:span><text:span text:style-name="T7"> = new Comment();</text:span></text:p>
      <text:p text:style-name="P8"><text:span text:style-name="T7"><text:s text:c="8"/></text:span><text:span text:style-name="T4">$comment-&gt;setUser</text:span><text:span text:style-name="T7">('Gary');</text:span></text:p>
      <text:p text:style-name="P8"><text:span text:style-name="T7"><text:s text:c="8"/></text:span><text:span text:style-name="T4">$comment-&gt;setComment</text:span><text:span text:style-name="T7">('Bill Who?');</text:span></text:p>
      <text:p text:style-name="P8"><text:span text:style-name="T7"><text:s text:c="8"/></text:span><text:span text:style-name="T4">$comment-&gt;setBlog</text:span><text:span text:style-name="T7">(</text:span><text:span text:style-name="T4">$manager-&gt;merge</text:span><text:span text:style-name="T7">(</text:span><text:span text:style-name="T4">$this-&gt;getReference</text:span><text:span text:style-name="T7">('blog-5')));</text:span></text:p>
      <text:p text:style-name="P8"><text:span text:style-name="T7"><text:s text:c="8"/></text:span><text:span text:style-name="T4">$comment-&gt;setApproved</text:span><text:span text:style-name="T7">(true);</text:span></text:p>
      <text:p text:style-name="P8"><text:span text:style-name="T7"><text:s text:c="8"/></text:span><text:span text:style-name="T4">$comment-&gt;setCreated</text:span><text:span text:style-name="T7">(new \DateTime());</text:span></text:p>
      <text:p text:style-name="P8"><text:span text:style-name="T7"><text:s text:c="8"/></text:span><text:span text:style-name="T4">$comment-&gt;setUpdated</text:span><text:span text:style-name="T7">(</text:span><text:span text:style-name="T4">$comment-&gt;getCreated</text:span><text:span text:style-name="T7">());</text:span></text:p>
      <text:p text:style-name="P8"><text:span text:style-name="T7"><text:s text:c="8"/></text:span><text:span text:style-name="T4">$manager-&gt;persist</text:span><text:span text:style-name="T7">(</text:span><text:span text:style-name="T4">$comment</text:span><text:span text:style-name="T7">);</text:span></text:p>
      <text:p text:style-name="P8"/>
      <text:p text:style-name="P8"><text:span text:style-name="T7"><text:s text:c="8"/></text:span><text:span text:style-name="T4">$manager-&gt;flush</text:span><text:span text:style-name="T7">();</text:span></text:p>
      <text:p text:style-name="P11"><text:s/></text:p>
      <text:p text:style-name="P11"><text:s text:c="2"/>}</text:p>
      <text:p text:style-name="P11"><text:s text:c="2"/>public function getOrder()</text:p>
      <text:p text:style-name="P11"><text:s text:c="2"/>{</text:p>
      <text:p text:style-name="P11"><text:s text:c="4"/>return 2; // the order in which fixtures will be loaded</text:p>
      <text:p text:style-name="P11"><text:s text:c="2"/>}</text:p>
      <text:p text:style-name="P11"><text:s text:c="2"/></text:p>
      <text:p text:style-name="P11">}</text:p>
      <text:p text:style-name="P11"/>
      <text:p text:style-name="P5">2. Załadowanie danych do tabel:</text:p>
      <text:p text:style-name="P5"/>
      <text:p text:style-name="P12">php app/console doctrine:fixtures:lo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8M25S</meta:editing-duration>
    <meta:editing-cycles>11</meta:editing-cycles>
    <meta:generator>OpenOffice.org/3.3$Win32 OpenOffice.org_project/330m20$Build-9567</meta:generator>
    <dc:date>2013-08-26T17:22:04.42</dc:date>
    <dc:creator>szymon idczak</dc:creator>
    <meta:document-statistic meta:table-count="0" meta:image-count="0" meta:object-count="0" meta:page-count="4" meta:paragraph-count="186" meta:word-count="467" meta:character-count="8153"/>
    <meta:user-defined meta:name="Info 1"/>
    <meta:user-defined meta:name="Info 2"/>
    <meta:user-defined meta:name="Info 3"/>
    <meta:user-defined meta:name="Info 4"/>
  </office:meta>
</office:document-meta>
</file>